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Century Schoolbook L" fo:font-size="26pt" fo:font-weight="bold" officeooo:rsid="001d5983" officeooo:paragraph-rsid="001d5983" style:font-size-asian="26pt" style:font-weight-asian="bold" style:font-size-complex="26pt" style:font-weight-complex="bold"/>
    </style:style>
    <style:style style:name="P2" style:family="paragraph" style:parent-style-name="Standard">
      <style:paragraph-properties fo:text-align="start" style:justify-single-word="false"/>
      <style:text-properties style:font-name="Century Schoolbook L" fo:font-size="22pt" fo:font-weight="normal" officeooo:rsid="001d5983" officeooo:paragraph-rsid="001d5983" style:font-size-asian="19.25pt" style:font-weight-asian="normal" style:font-size-complex="22pt" style:font-weight-complex="normal"/>
    </style:style>
    <style:style style:name="P3" style:family="paragraph" style:parent-style-name="Standard">
      <style:paragraph-properties fo:text-align="start" style:justify-single-word="false"/>
      <style:text-properties style:font-name="Century Schoolbook L" fo:font-size="22pt" fo:font-weight="normal" officeooo:rsid="001d5983" officeooo:paragraph-rsid="001f9477" style:font-size-asian="19.25pt" style:font-weight-asian="normal" style:font-size-complex="22pt" style:font-weight-complex="normal"/>
    </style:style>
    <style:style style:name="P4" style:family="paragraph" style:parent-style-name="Standard">
      <style:paragraph-properties fo:text-align="start" style:justify-single-word="false"/>
      <style:text-properties style:font-name="Century Schoolbook L" fo:font-size="22pt" fo:font-weight="normal" officeooo:rsid="00218934" officeooo:paragraph-rsid="00218934" style:font-size-asian="19.25pt" style:font-weight-asian="normal" style:font-size-complex="22pt" style:font-weight-complex="normal"/>
    </style:style>
    <style:style style:name="P5" style:family="paragraph" style:parent-style-name="Standard">
      <style:paragraph-properties fo:text-align="start" style:justify-single-word="false"/>
      <style:text-properties style:font-name="Century Schoolbook L" fo:font-size="22pt" fo:font-weight="normal" officeooo:rsid="002934d1" officeooo:paragraph-rsid="002934d1" style:font-size-asian="19.25pt" style:font-weight-asian="normal" style:font-size-complex="22pt" style:font-weight-complex="normal"/>
    </style:style>
    <style:style style:name="P6" style:family="paragraph" style:parent-style-name="Standard">
      <style:paragraph-properties fo:text-align="start" style:justify-single-word="false"/>
      <style:text-properties style:font-name="Century Schoolbook L" fo:font-size="15pt" fo:font-weight="normal" officeooo:rsid="001d5983" officeooo:paragraph-rsid="001d5983" style:font-size-asian="13.1000003814697pt" style:font-weight-asian="normal" style:font-size-complex="15pt" style:font-weight-complex="normal"/>
    </style:style>
    <style:style style:name="P7" style:family="paragraph" style:parent-style-name="Standard">
      <style:paragraph-properties fo:text-align="start" style:justify-single-word="false"/>
      <style:text-properties style:font-name="Century Schoolbook L" fo:font-size="15pt" fo:font-weight="normal" officeooo:rsid="001d5983" officeooo:paragraph-rsid="001f9477" style:font-size-asian="13.1000003814697pt" style:font-weight-asian="normal" style:font-size-complex="15pt" style:font-weight-complex="normal"/>
    </style:style>
    <style:style style:name="P8" style:family="paragraph" style:parent-style-name="Standard">
      <style:paragraph-properties fo:text-align="start" style:justify-single-word="false"/>
      <style:text-properties style:font-name="Century Schoolbook L" fo:font-size="15pt" fo:font-weight="normal" officeooo:rsid="002934d1" officeooo:paragraph-rsid="002934d1" style:font-size-asian="13.1000003814697pt" style:font-weight-asian="normal" style:font-size-complex="15pt" style:font-weight-complex="normal"/>
    </style:style>
    <style:style style:name="P9" style:family="paragraph" style:parent-style-name="Standard">
      <style:paragraph-properties fo:text-align="start" style:justify-single-word="false"/>
      <style:text-properties style:font-name="Century Schoolbook L" fo:font-size="15pt" fo:font-weight="normal" officeooo:rsid="0029a352" officeooo:paragraph-rsid="0029a352" style:font-size-asian="13.1000003814697pt" style:font-weight-asian="normal" style:font-size-complex="15pt" style:font-weight-complex="normal"/>
    </style:style>
    <style:style style:name="P10" style:family="paragraph" style:parent-style-name="Standard">
      <style:paragraph-properties fo:text-align="start" style:justify-single-word="false"/>
      <style:text-properties style:font-name="Century Schoolbook L" fo:font-size="15pt" fo:font-weight="normal" officeooo:rsid="0029a352" officeooo:paragraph-rsid="002dd582" style:font-size-asian="13.1000003814697pt" style:font-weight-asian="normal" style:font-size-complex="15pt" style:font-weight-complex="normal"/>
    </style:style>
    <style:style style:name="P11" style:family="paragraph" style:parent-style-name="Standard">
      <style:paragraph-properties fo:text-align="start" style:justify-single-word="false"/>
      <style:text-properties style:font-name="Century Schoolbook L" fo:font-size="15pt" fo:font-weight="normal" officeooo:rsid="0029a352" officeooo:paragraph-rsid="0032947a" style:font-size-asian="13.1000003814697pt" style:font-weight-asian="normal" style:font-size-complex="15pt" style:font-weight-complex="normal"/>
    </style:style>
    <style:style style:name="P12" style:family="paragraph" style:parent-style-name="Standard">
      <style:paragraph-properties fo:text-align="start" style:justify-single-word="false"/>
      <style:text-properties style:font-name="Century Schoolbook L" fo:font-size="15pt" fo:font-weight="normal" officeooo:rsid="0029a825" officeooo:paragraph-rsid="0029a825" style:font-size-asian="13.1000003814697pt" style:font-weight-asian="normal" style:font-size-complex="15pt" style:font-weight-complex="normal"/>
    </style:style>
    <style:style style:name="P13" style:family="paragraph" style:parent-style-name="Standard">
      <style:paragraph-properties fo:text-align="start" style:justify-single-word="false"/>
      <style:text-properties style:font-name="Century Schoolbook L" fo:font-size="15pt" fo:font-weight="normal" officeooo:rsid="002dd582" officeooo:paragraph-rsid="002dd582" style:font-size-asian="13.1000003814697pt" style:font-weight-asian="normal" style:font-size-complex="15pt" style:font-weight-complex="normal"/>
    </style:style>
    <style:style style:name="P14" style:family="paragraph" style:parent-style-name="Standard">
      <style:paragraph-properties fo:text-align="start" style:justify-single-word="false"/>
      <style:text-properties style:font-name="Century Schoolbook L" fo:font-size="15pt" fo:font-weight="normal" officeooo:rsid="002f7711" officeooo:paragraph-rsid="002f7711" style:font-size-asian="13.1000003814697pt" style:font-weight-asian="normal" style:font-size-complex="15pt" style:font-weight-complex="normal"/>
    </style:style>
    <style:style style:name="P15" style:family="paragraph" style:parent-style-name="Standard">
      <style:paragraph-properties fo:text-align="start" style:justify-single-word="false"/>
      <style:text-properties style:font-name="Century Schoolbook L" fo:font-size="15pt" fo:font-weight="normal" officeooo:rsid="0030bad9" officeooo:paragraph-rsid="0030bad9" style:font-size-asian="13.1000003814697pt" style:font-weight-asian="normal" style:font-size-complex="15pt" style:font-weight-complex="normal"/>
    </style:style>
    <style:style style:name="P16" style:family="paragraph" style:parent-style-name="Standard">
      <style:paragraph-properties fo:text-align="start" style:justify-single-word="false"/>
      <style:text-properties style:font-name="Century Schoolbook L" fo:font-size="15pt" fo:font-weight="normal" officeooo:rsid="00336c5e" officeooo:paragraph-rsid="00336c5e" style:font-size-asian="13.1000003814697pt" style:font-weight-asian="normal" style:font-size-complex="15pt" style:font-weight-complex="normal"/>
    </style:style>
    <style:style style:name="P17" style:family="paragraph" style:parent-style-name="Standard">
      <style:paragraph-properties fo:text-align="start" style:justify-single-word="false"/>
      <style:text-properties style:font-name="Century Schoolbook L" fo:font-size="15pt" fo:font-weight="bold" officeooo:rsid="0029a825" officeooo:paragraph-rsid="0029a825" style:font-size-asian="13.1000003814697pt" style:font-weight-asian="bold" style:font-size-complex="15pt" style:font-weight-complex="bold"/>
    </style:style>
    <style:style style:name="P18" style:family="paragraph" style:parent-style-name="Standard">
      <style:paragraph-properties fo:text-align="end" style:justify-single-word="false"/>
      <style:text-properties style:font-name="Century Schoolbook L" fo:font-size="20pt" fo:font-weight="normal" officeooo:rsid="003f066e" officeooo:paragraph-rsid="003f066e" style:font-size-asian="17.5pt" style:font-weight-asian="normal" style:font-size-complex="20pt" style:font-weight-complex="normal"/>
    </style:style>
    <style:style style:name="P19" style:family="paragraph" style:parent-style-name="Standard">
      <style:paragraph-properties fo:text-align="start" style:justify-single-word="false"/>
      <style:text-properties style:font-name="Courier 10 Pitch" fo:font-size="22pt" fo:font-weight="normal" officeooo:rsid="001f9477" officeooo:paragraph-rsid="001f9477" style:font-size-asian="19.25pt" style:font-weight-asian="normal" style:font-size-complex="22pt" style:font-weight-complex="normal"/>
    </style:style>
    <style:style style:name="P20" style:family="paragraph" style:parent-style-name="Standard">
      <style:paragraph-properties fo:text-align="start" style:justify-single-word="false"/>
      <style:text-properties style:font-name="Courier 10 Pitch" fo:font-size="15pt" fo:font-weight="normal" officeooo:rsid="001f9477" officeooo:paragraph-rsid="001f9477" style:font-size-asian="13.1000003814697pt" style:font-weight-asian="normal" style:font-size-complex="15pt" style:font-weight-complex="normal"/>
    </style:style>
    <style:style style:name="P21" style:family="paragraph" style:parent-style-name="Standard">
      <style:paragraph-properties fo:text-align="start" style:justify-single-word="false"/>
      <style:text-properties style:font-name="Courier 10 Pitch" fo:font-size="15pt" fo:font-weight="normal" officeooo:rsid="0029a352" officeooo:paragraph-rsid="0029a352" style:font-size-asian="13.1000003814697pt" style:font-weight-asian="normal" style:font-size-complex="15pt" style:font-weight-complex="normal"/>
    </style:style>
    <style:style style:name="P22" style:family="paragraph" style:parent-style-name="Standard">
      <style:paragraph-properties fo:text-align="start" style:justify-single-word="false"/>
      <style:text-properties style:font-name="Courier 10 Pitch" fo:font-size="15pt" fo:font-weight="normal" officeooo:rsid="0029a352" officeooo:paragraph-rsid="002dd582" style:font-size-asian="13.1000003814697pt" style:font-weight-asian="normal" style:font-size-complex="15pt" style:font-weight-complex="normal"/>
    </style:style>
    <style:style style:name="P23" style:family="paragraph" style:parent-style-name="Standard">
      <style:paragraph-properties fo:text-align="start" style:justify-single-word="false"/>
      <style:text-properties style:font-name="Courier 10 Pitch" fo:font-size="15pt" fo:font-weight="normal" officeooo:rsid="0029a352" officeooo:paragraph-rsid="0032947a" style:font-size-asian="13.1000003814697pt" style:font-weight-asian="normal" style:font-size-complex="15pt" style:font-weight-complex="normal"/>
    </style:style>
    <style:style style:name="P24" style:family="paragraph" style:parent-style-name="Standard">
      <style:paragraph-properties fo:text-align="start" style:justify-single-word="false"/>
      <style:text-properties style:font-name="Courier 10 Pitch" fo:font-size="15pt" fo:font-weight="normal" officeooo:rsid="0029a352" officeooo:paragraph-rsid="00332a34" style:font-size-asian="13.1000003814697pt" style:font-weight-asian="normal" style:font-size-complex="15pt" style:font-weight-complex="normal"/>
    </style:style>
    <style:style style:name="P25" style:family="paragraph" style:parent-style-name="Standard">
      <style:paragraph-properties fo:text-align="start" style:justify-single-word="false"/>
      <style:text-properties style:font-name="Courier 10 Pitch" fo:font-size="15pt" fo:font-weight="normal" officeooo:rsid="002dd582" officeooo:paragraph-rsid="002dd582" style:font-size-asian="13.1000003814697pt" style:font-weight-asian="normal" style:font-size-complex="15pt" style:font-weight-complex="normal"/>
    </style:style>
    <style:style style:name="P26" style:family="paragraph" style:parent-style-name="Standard">
      <style:paragraph-properties fo:text-align="start" style:justify-single-word="false"/>
      <style:text-properties style:font-name="Courier 10 Pitch" fo:font-size="15pt" fo:font-weight="normal" officeooo:rsid="002dd582" officeooo:paragraph-rsid="002f7711" style:font-size-asian="13.1000003814697pt" style:font-weight-asian="normal" style:font-size-complex="15pt" style:font-weight-complex="normal"/>
    </style:style>
    <style:style style:name="P27" style:family="paragraph" style:parent-style-name="Standard">
      <style:paragraph-properties fo:text-align="start" style:justify-single-word="false"/>
      <style:text-properties style:font-name="Courier 10 Pitch" fo:font-size="15pt" fo:font-weight="normal" officeooo:rsid="002dd582" officeooo:paragraph-rsid="0030bad9" style:font-size-asian="13.1000003814697pt" style:font-weight-asian="normal" style:font-size-complex="15pt" style:font-weight-complex="normal"/>
    </style:style>
    <style:style style:name="P28" style:family="paragraph" style:parent-style-name="Standard">
      <style:paragraph-properties fo:text-align="start" style:justify-single-word="false"/>
      <style:text-properties style:font-name="Courier 10 Pitch" fo:font-size="15pt" fo:font-weight="normal" officeooo:rsid="002dd582" officeooo:paragraph-rsid="00336c5e" style:font-size-asian="13.1000003814697pt" style:font-weight-asian="normal" style:font-size-complex="15pt" style:font-weight-complex="normal"/>
    </style:style>
    <style:style style:name="P29" style:family="paragraph" style:parent-style-name="Standard">
      <style:paragraph-properties fo:text-align="start" style:justify-single-word="false"/>
      <style:text-properties style:font-name="Courier 10 Pitch" fo:font-size="15pt" fo:font-weight="normal" officeooo:rsid="00336c5e" officeooo:paragraph-rsid="00336c5e" style:font-size-asian="13.1000003814697pt" style:font-weight-asian="normal" style:font-size-complex="15pt" style:font-weight-complex="normal"/>
    </style:style>
    <style:style style:name="P30" style:family="paragraph" style:parent-style-name="Standard">
      <style:paragraph-properties fo:text-align="start" style:justify-single-word="false"/>
      <style:text-properties style:font-name="Courier 10 Pitch" fo:font-size="15pt" fo:font-weight="normal" officeooo:rsid="003febb7" officeooo:paragraph-rsid="003febb7" style:font-size-asian="13.1000003814697pt" style:font-weight-asian="normal" style:font-size-complex="15pt" style:font-weight-complex="normal"/>
    </style:style>
    <style:style style:name="P31" style:family="paragraph" style:parent-style-name="Standard" style:list-style-name="L1">
      <style:paragraph-properties fo:text-align="start" style:justify-single-word="false"/>
      <style:text-properties style:font-name="Century Schoolbook L" fo:font-size="15pt" fo:font-weight="normal" officeooo:rsid="00235067" officeooo:paragraph-rsid="00235067" style:font-size-asian="13.1000003814697pt" style:font-weight-asian="normal" style:font-size-complex="15pt" style:font-weight-complex="normal"/>
    </style:style>
    <style:style style:name="P32" style:family="paragraph" style:parent-style-name="Standard" style:list-style-name="L1">
      <style:paragraph-properties fo:text-align="start" style:justify-single-word="false"/>
      <style:text-properties style:font-name="Century Schoolbook L" fo:font-size="15pt" fo:font-weight="normal" officeooo:rsid="0023b1ef" officeooo:paragraph-rsid="0023b1ef" style:font-size-asian="13.1000003814697pt" style:font-weight-asian="normal" style:font-size-complex="15pt" style:font-weight-complex="normal"/>
    </style:style>
    <style:style style:name="P33" style:family="paragraph" style:parent-style-name="Standard" style:list-style-name="L1">
      <style:paragraph-properties fo:text-align="start" style:justify-single-word="false"/>
      <style:text-properties style:font-name="Century Schoolbook L" fo:font-size="15pt" fo:font-weight="normal" officeooo:rsid="0023bc9d" officeooo:paragraph-rsid="0023bc9d" style:font-size-asian="13.1000003814697pt" style:font-weight-asian="normal" style:font-size-complex="15pt" style:font-weight-complex="normal"/>
    </style:style>
    <style:style style:name="P34" style:family="paragraph" style:parent-style-name="Standard" style:list-style-name="L1">
      <style:paragraph-properties fo:text-align="start" style:justify-single-word="false"/>
      <style:text-properties style:font-name="Century Schoolbook L" fo:font-size="15pt" fo:font-weight="normal" officeooo:rsid="00257e0a" officeooo:paragraph-rsid="00257e0a" style:font-size-asian="13.1000003814697pt" style:font-weight-asian="normal" style:font-size-complex="15pt" style:font-weight-complex="normal"/>
    </style:style>
    <style:style style:name="P35" style:family="paragraph" style:parent-style-name="Standard" style:list-style-name="L1">
      <style:paragraph-properties fo:text-align="start" style:justify-single-word="false"/>
      <style:text-properties style:font-name="Century Schoolbook L" fo:font-size="15pt" fo:font-weight="normal" officeooo:rsid="00267581" officeooo:paragraph-rsid="00267581" style:font-size-asian="13.1000003814697pt" style:font-weight-asian="normal" style:font-size-complex="15pt" style:font-weight-complex="normal"/>
    </style:style>
    <style:style style:name="P36" style:family="paragraph" style:parent-style-name="Standard" style:list-style-name="L1">
      <style:paragraph-properties fo:text-align="start" style:justify-single-word="false"/>
      <style:text-properties style:font-name="Century Schoolbook L" fo:font-size="15pt" fo:font-weight="normal" officeooo:rsid="00274221" officeooo:paragraph-rsid="00274221" style:font-size-asian="13.1000003814697pt" style:font-weight-asian="normal" style:font-size-complex="15pt" style:font-weight-complex="normal"/>
    </style:style>
    <style:style style:name="P37" style:family="paragraph" style:parent-style-name="Standard" style:list-style-name="L1">
      <style:paragraph-properties fo:text-align="start" style:justify-single-word="false"/>
      <style:text-properties style:font-name="Century Schoolbook L" fo:font-size="15pt" fo:font-weight="normal" officeooo:rsid="00402e92" officeooo:paragraph-rsid="00402e92" style:font-size-asian="13.1000003814697pt" style:font-weight-asian="normal" style:font-size-complex="15pt" style:font-weight-complex="normal"/>
    </style:style>
    <style:style style:name="P38" style:family="paragraph" style:parent-style-name="Standard" style:list-style-name="L1">
      <style:paragraph-properties fo:text-align="start" style:justify-single-word="false"/>
      <style:text-properties style:font-name="Century Schoolbook L" fo:font-size="15pt" fo:font-weight="normal" officeooo:rsid="0040c9b2" officeooo:paragraph-rsid="0040c9b2" style:font-size-asian="13.1000003814697pt" style:font-weight-asian="normal" style:font-size-complex="15pt" style:font-weight-complex="normal"/>
    </style:style>
    <style:style style:name="T1" style:family="text">
      <style:text-properties fo:font-size="15pt" style:font-size-asian="13.1000003814697pt" style:font-size-complex="15pt"/>
    </style:style>
    <style:style style:name="T2" style:family="text">
      <style:text-properties fo:font-size="15pt" officeooo:rsid="001f9477" style:font-size-asian="13.1000003814697pt" style:font-size-complex="15pt"/>
    </style:style>
    <style:style style:name="T3" style:family="text">
      <style:text-properties fo:font-size="15pt" officeooo:rsid="00218934" style:font-size-asian="13.1000003814697pt" style:font-size-complex="15pt"/>
    </style:style>
    <style:style style:name="T4" style:family="text">
      <style:text-properties officeooo:rsid="002dd582"/>
    </style:style>
    <style:style style:name="T5" style:family="text">
      <style:text-properties officeooo:rsid="002f7711"/>
    </style:style>
    <style:style style:name="T6" style:family="text">
      <style:text-properties officeooo:rsid="0030bad9"/>
    </style:style>
    <style:style style:name="T7" style:family="text">
      <style:text-properties officeooo:rsid="0032947a"/>
    </style:style>
    <style:style style:name="T8" style:family="text">
      <style:text-properties officeooo:rsid="00332a34"/>
    </style:style>
    <style:style style:name="T9" style:family="text">
      <style:text-properties officeooo:rsid="00336c5e"/>
    </style:style>
    <style:style style:name="T10" style:family="text">
      <style:text-properties officeooo:rsid="00363598"/>
    </style:style>
    <style:style style:name="T11" style:family="text">
      <style:text-properties officeooo:rsid="0038b3be"/>
    </style:style>
    <style:style style:name="T12" style:family="text">
      <style:text-properties officeooo:rsid="003aa69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mer’s Guide</text:p>
      <text:p text:style-name="P1"/>
      <text:p text:style-name="P2">Introduction</text:p>
      <text:p text:style-name="P6"><text:tab/>This guide teaches you how to write efficient code for the macro processor which can be used for both the languages NASM and GAS.</text:p>
      <text:p text:style-name="P6">It includes a detailed explaination of the syntax of the macro which you can define with the help of handful of examples. Along with this, it will also include the explaination of how the macro preprocessor is expanding the macro invocation statement in the respective language program.</text:p>
      <text:p text:style-name="P6"/>
      <text:p text:style-name="P4">Major Features</text:p>
      <text:list xml:id="list2015583302131748854" text:style-name="L1">
        <text:list-item>
          <text:p text:style-name="P31">One pass macro processor</text:p>
        </text:list-item>
        <text:list-item>
          <text:p text:style-name="P32">Macro preprocessor</text:p>
        </text:list-item>
        <text:list-item>
          <text:p text:style-name="P38">Single and muti line defintions supported</text:p>
        </text:list-item>
        <text:list-item>
          <text:p text:style-name="P32">Nesting of macro definitions supported to any level</text:p>
        </text:list-item>
        <text:list-item>
          <text:p text:style-name="P33">No restriction on the number of parameters which can be passed to the macro</text:p>
        </text:list-item>
        <text:list-item>
          <text:p text:style-name="P34">Works well both for NASM and GAS</text:p>
        </text:list-item>
        <text:list-item>
          <text:p text:style-name="P34">Variable number of parameters can be passed to the macro</text:p>
        </text:list-item>
        <text:list-item>
          <text:p text:style-name="P35">Easy to use</text:p>
        </text:list-item>
        <text:list-item>
          <text:p text:style-name="P36">Comments are supported</text:p>
        </text:list-item>
        <text:list-item>
          <text:p text:style-name="P36">Default values can be given to the parameters of macro</text:p>
        </text:list-item>
        <text:list-item>
          <text:p text:style-name="P37">Conditional macro expansion is supported</text:p>
        </text:list-item>
        <text:list-item>
          <text:p text:style-name="P37">Looping inside macro body is supported</text:p>
        </text:list-item>
      </text:list>
      <text:p text:style-name="P4"/>
      <text:p text:style-name="P2">Syntax</text:p>
      <text:p text:style-name="P6">MBEGIN :- It denotes the beginning of the definition of macro.</text:p>
      <text:p text:style-name="P6">MEND :- It denotes the end of the macro definition.</text:p>
      <text:p text:style-name="P3"><text:span text:style-name="T2">@ :- This symbol is used to mark a macro name and also to differentiate a macro name with the respective language commands.</text:span><text:span text:style-name="T1"> </text:span></text:p>
      <text:p text:style-name="P20">Ex:- MBEGIN @add </text:p>
      <text:p text:style-name="P20"><text:tab/>.</text:p>
      <text:p text:style-name="P20"><text:tab/>.</text:p>
      <text:p text:style-name="P20"><text:soft-page-break/><text:tab/>.</text:p>
      <text:p text:style-name="P20"><text:tab/>MEND</text:p>
      <text:p text:style-name="P6"/>
      <text:p text:style-name="P6">!! :- The symbol ‘!!’ is used to mark a line as comment line. This line will not appear in the expanded code. It is used for describing the purpose of a statement in macro body.</text:p>
      <text:p text:style-name="P20">Ex:- MBEGIN @add </text:p>
      <text:p text:style-name="P20"><text:tab/>!! move in eax value of ebx</text:p>
      <text:p text:style-name="P20"><text:tab/>mov eax,ebx </text:p>
      <text:p text:style-name="P20"><text:tab/>MEND</text:p>
      <text:p text:style-name="P6"/>
      <text:p text:style-name="P6">&amp; :- The symbol ‘&amp;’ is used to denote a parameter passed to macro.</text:p>
      <text:p text:style-name="P20">Ex:- MBEGIN @mul &amp;p1,&amp;p2</text:p>
      <text:p text:style-name="P19"><text:span text:style-name="T1"><text:tab/></text:span><text:span text:style-name="T3">mov</text:span><text:span text:style-name="T1"> eax,&amp;p1</text:span></text:p>
      <text:p text:style-name="P20"><text:tab/>mul ebx,&amp;p2</text:p>
      <text:p text:style-name="P20"><text:tab/>MEND</text:p>
      <text:p text:style-name="P6"/>
      <text:p text:style-name="P3"><text:span text:style-name="T1">$ :- This </text:span><text:span text:style-name="T2">symbol </text:span><text:span text:style-name="T1">will mark a labal </text:span><text:span text:style-name="T2">in the macro body</text:span><text:span text:style-name="T1">. </text:span></text:p>
      <text:p text:style-name="P7"/>
      <text:p text:style-name="P5">Expansion of the MACRO</text:p>
      <text:p text:style-name="P8"/>
      <text:p text:style-name="P13">Ex1:- <text:s/><text:span text:style-name="T10">Comments are ignored while expanding</text:span></text:p>
      <text:p text:style-name="P22">%include "function.asm"</text:p>
      <text:p text:style-name="P22">MBEGIN @<text:span text:style-name="T4">foo</text:span></text:p>
      <text:p text:style-name="P22"><text:tab/>!! move in eax</text:p>
      <text:p text:style-name="P22"><text:tab/>!! add eax,ebx</text:p>
      <text:p text:style-name="P22">MEND</text:p>
      <text:p text:style-name="P22"/>
      <text:p text:style-name="P22">SECTION .text</text:p>
      <text:p text:style-name="P22"/>
      <text:p text:style-name="P22">global _start</text:p>
      <text:p text:style-name="P22"/>
      <text:p text:style-name="P22">_start:</text:p>
      <text:p text:style-name="P22"><text:tab/>@<text:span text:style-name="T4">foo</text:span></text:p>
      <text:p text:style-name="P22"><text:tab/>call quit</text:p>
      <text:p text:style-name="P10"/>
      <text:p text:style-name="P10">Expanded program:-</text:p>
      <text:p text:style-name="P10"/>
      <text:p text:style-name="P22"><text:soft-page-break/>%include "function.asm"</text:p>
      <text:p text:style-name="P22"/>
      <text:p text:style-name="P22">SECTION .text</text:p>
      <text:p text:style-name="P22"/>
      <text:p text:style-name="P22">global _start</text:p>
      <text:p text:style-name="P22"/>
      <text:p text:style-name="P22">_start:</text:p>
      <text:p text:style-name="P22"><text:tab/>call quit</text:p>
      <text:p text:style-name="P22"/>
      <text:p text:style-name="P22"/>
      <text:p text:style-name="P9">Ex<text:span text:style-name="T4">2</text:span> :- <text:s/><text:span text:style-name="T4">Parameters are substituted while expanding the macro</text:span></text:p>
      <text:p text:style-name="P21">%include "function.asm"</text:p>
      <text:p text:style-name="P21">MBEGIN @add <text:s/>&amp;p1,&amp;p2</text:p>
      <text:p text:style-name="P21"><text:tab/>mov eax,&amp;p1</text:p>
      <text:p text:style-name="P21"><text:tab/>add eax,&amp;p2</text:p>
      <text:p text:style-name="P21"><text:tab/>call iprintLF</text:p>
      <text:p text:style-name="P21">MEND</text:p>
      <text:p text:style-name="P21"/>
      <text:p text:style-name="P21">SECTION .text</text:p>
      <text:p text:style-name="P21"/>
      <text:p text:style-name="P21">global _start</text:p>
      <text:p text:style-name="P21"/>
      <text:p text:style-name="P21">_start:</text:p>
      <text:p text:style-name="P21"><text:tab/>@add 10,20</text:p>
      <text:p text:style-name="P21"><text:tab/>call quit</text:p>
      <text:p text:style-name="P9"/>
      <text:p text:style-name="P9">Expanded program:-</text:p>
      <text:p text:style-name="P9"/>
      <text:p text:style-name="P21">%include "function.asm"</text:p>
      <text:p text:style-name="P21">SECTION .text</text:p>
      <text:p text:style-name="P21"/>
      <text:p text:style-name="P21">global _start</text:p>
      <text:p text:style-name="P21"/>
      <text:p text:style-name="P21">_start:</text:p>
      <text:p text:style-name="P21"><text:tab/>mov eax,10</text:p>
      <text:p text:style-name="P21"><text:tab/>add eax,20</text:p>
      <text:p text:style-name="P21"><text:tab/>call iprintLF</text:p>
      <text:p text:style-name="P21"><text:tab/>call quit</text:p>
      <text:p text:style-name="P9"/>
      <text:p text:style-name="P9"/>
      <text:p text:style-name="P9"><text:soft-page-break/></text:p>
      <text:p text:style-name="P12">Ex<text:span text:style-name="T4">3</text:span>:- <text:span text:style-name="T11">Definition of macros can appear within another macro but the parent macro must be called first and then the child macro can be called because without the expansion of parent macro child macro will be undefined.</text:span></text:p>
      <text:p text:style-name="P17"/>
      <text:p text:style-name="P25">%include "function.asm"</text:p>
      <text:p text:style-name="P25">MBEGIN @foo1 &amp;p1,&amp;p2,&amp;p3</text:p>
      <text:p text:style-name="P25"><text:tab/><text:tab/>mov eax,&amp;p3</text:p>
      <text:p text:style-name="P25"><text:tab/><text:tab/>MBEGIN @foo2 &amp;p1,&amp;p2</text:p>
      <text:p text:style-name="P25"><text:tab/><text:tab/><text:tab/>mov eax,&amp;p1</text:p>
      <text:p text:style-name="P25"><text:tab/><text:tab/><text:tab/>add eax,&amp;p2</text:p>
      <text:p text:style-name="P25"><text:tab/><text:tab/>MEND</text:p>
      <text:p text:style-name="P25"><text:tab/><text:tab/>MBEGIN @foo3 &amp;p2,&amp;p3</text:p>
      <text:p text:style-name="P25"><text:tab/><text:tab/><text:tab/>mov eax,&amp;p2</text:p>
      <text:p text:style-name="P25"><text:tab/><text:tab/><text:tab/>sub eax,&amp;p3</text:p>
      <text:p text:style-name="P25"><text:tab/><text:tab/><text:tab/>call iprintLF</text:p>
      <text:p text:style-name="P25"><text:tab/><text:tab/>MEND<text:tab/><text:tab/></text:p>
      <text:p text:style-name="P25">MEND</text:p>
      <text:p text:style-name="P25">SECTION .text</text:p>
      <text:p text:style-name="P25"/>
      <text:p text:style-name="P25">global _start</text:p>
      <text:p text:style-name="P25"/>
      <text:p text:style-name="P25">_start:</text:p>
      <text:p text:style-name="P25"><text:tab/>@foo1 10,20,30</text:p>
      <text:p text:style-name="P25"><text:tab/>call iprintLF</text:p>
      <text:p text:style-name="P25"><text:tab/>@foo2 2,3</text:p>
      <text:p text:style-name="P25"><text:tab/>call iprintLF</text:p>
      <text:p text:style-name="P25"><text:tab/>@foo3 100,200</text:p>
      <text:p text:style-name="P25"><text:tab/>call quit</text:p>
      <text:p text:style-name="P12"/>
      <text:p text:style-name="P14">Expanded program:-</text:p>
      <text:p text:style-name="P14"/>
      <text:p text:style-name="P26">%include "function.asm"</text:p>
      <text:p text:style-name="P26">SECTION .text</text:p>
      <text:p text:style-name="P26"/>
      <text:p text:style-name="P26">global _start</text:p>
      <text:p text:style-name="P26"/>
      <text:p text:style-name="P26">_start:</text:p>
      <text:p text:style-name="P26"><text:soft-page-break/><text:tab/>mov eax,<text:span text:style-name="T5">30</text:span></text:p>
      <text:p text:style-name="P26"><text:tab/>mov eax,<text:span text:style-name="T5">10</text:span></text:p>
      <text:p text:style-name="P26"><text:tab/>add eax,<text:span text:style-name="T5">20</text:span></text:p>
      <text:p text:style-name="P26"><text:tab/>mov eax,<text:span text:style-name="T5">20</text:span></text:p>
      <text:p text:style-name="P26"><text:tab/>sub eax,<text:span text:style-name="T5">30</text:span></text:p>
      <text:p text:style-name="P26"><text:tab/>call iprintLF</text:p>
      <text:p text:style-name="P26"><text:tab/></text:p>
      <text:p text:style-name="P26"><text:tab/>call iprintLF</text:p>
      <text:p text:style-name="P27"><text:tab/>mov eax,<text:span text:style-name="T6">2</text:span></text:p>
      <text:p text:style-name="P27"><text:tab/>add eax,<text:span text:style-name="T6">3</text:span></text:p>
      <text:p text:style-name="P26"><text:tab/>call iprintLF</text:p>
      <text:p text:style-name="P27"><text:tab/>mov eax,<text:span text:style-name="T6">100</text:span></text:p>
      <text:p text:style-name="P27"><text:tab/>sub eax,<text:span text:style-name="T6">200</text:span></text:p>
      <text:p text:style-name="P27"><text:tab/>call iprintLF</text:p>
      <text:p text:style-name="P26"><text:tab/>call quit</text:p>
      <text:p text:style-name="P12"/>
      <text:p text:style-name="P15">Ex4:- Variable number of parameter<text:span text:style-name="T11">s can be passed to a macro. Also you can give default values to be substituted in case the values are not passed in invocation statement</text:span></text:p>
      <text:p text:style-name="P15"/>
      <text:p text:style-name="P23">%include "function.asm"</text:p>
      <text:p text:style-name="P23">MBEGIN @add <text:s/>&amp;p1<text:span text:style-name="T7">=1</text:span>,&amp;p2<text:span text:style-name="T7">=2</text:span>,<text:span text:style-name="T7">&amp;p3=3,&amp;p4=4</text:span></text:p>
      <text:p text:style-name="P23"><text:tab/>mov eax,&amp;p1</text:p>
      <text:p text:style-name="P23"><text:tab/>add eax,&amp;p2</text:p>
      <text:p text:style-name="P23"><text:tab/>add eax,&amp;p<text:span text:style-name="T7">3</text:span></text:p>
      <text:p text:style-name="P23"><text:tab/>add eax,&amp;p<text:span text:style-name="T7">4</text:span></text:p>
      <text:p text:style-name="P23"><text:tab/>call iprintLF</text:p>
      <text:p text:style-name="P23">MEND</text:p>
      <text:p text:style-name="P23"/>
      <text:p text:style-name="P23">SECTION .text</text:p>
      <text:p text:style-name="P23"/>
      <text:p text:style-name="P23">global _start</text:p>
      <text:p text:style-name="P23"/>
      <text:p text:style-name="P23">_start:</text:p>
      <text:p text:style-name="P23"><text:tab/>@add 10,20,,<text:span text:style-name="T7">40</text:span></text:p>
      <text:p text:style-name="P23"><text:tab/><text:span text:style-name="T8">@add 10,,,40</text:span></text:p>
      <text:p text:style-name="P23"><text:tab/><text:span text:style-name="T8">@add ,,,,</text:span></text:p>
      <text:p text:style-name="P23"><text:tab/>call quit</text:p>
      <text:p text:style-name="P11"/>
      <text:p text:style-name="P11"><text:soft-page-break/>Expanded program:-</text:p>
      <text:p text:style-name="P11"/>
      <text:p text:style-name="P23">%include "function.asm"</text:p>
      <text:p text:style-name="P23">SECTION .text</text:p>
      <text:p text:style-name="P23"/>
      <text:p text:style-name="P23">global _start</text:p>
      <text:p text:style-name="P23"/>
      <text:p text:style-name="P23">_start:</text:p>
      <text:p text:style-name="P23"><text:tab/>mov eax,<text:span text:style-name="T7">10</text:span></text:p>
      <text:p text:style-name="P23"><text:tab/>add eax,<text:span text:style-name="T8">20</text:span></text:p>
      <text:p text:style-name="P23"><text:tab/>add eax,<text:span text:style-name="T7">3</text:span></text:p>
      <text:p text:style-name="P23"><text:tab/>add eax,<text:span text:style-name="T7">40</text:span></text:p>
      <text:p text:style-name="P23"><text:tab/>call iprintLF</text:p>
      <text:p text:style-name="P23"/>
      <text:p text:style-name="P24"><text:tab/>mov eax,<text:span text:style-name="T8">10</text:span></text:p>
      <text:p text:style-name="P24"><text:tab/>add eax,2</text:p>
      <text:p text:style-name="P24"><text:tab/>add eax,<text:span text:style-name="T7">3</text:span></text:p>
      <text:p text:style-name="P24"><text:tab/>add eax,<text:span text:style-name="T8">40</text:span></text:p>
      <text:p text:style-name="P24"><text:tab/>call iprintLF</text:p>
      <text:p text:style-name="P24"><text:tab/></text:p>
      <text:p text:style-name="P24"><text:tab/>mov eax,<text:span text:style-name="T8">1</text:span></text:p>
      <text:p text:style-name="P24"><text:tab/>add eax,2</text:p>
      <text:p text:style-name="P24"><text:tab/>add eax,<text:span text:style-name="T7">3</text:span></text:p>
      <text:p text:style-name="P24"><text:tab/>add eax,<text:span text:style-name="T8">4</text:span></text:p>
      <text:p text:style-name="P24"><text:tab/>call iprintLF</text:p>
      <text:p text:style-name="P23"><text:tab/>call quit</text:p>
      <text:p text:style-name="P15"/>
      <text:p text:style-name="P16">Ex5:- <text:s/><text:span text:style-name="T12">An example showing the expansion of macro in </text:span>GAS</text:p>
      <text:p text:style-name="P16"/>
      <text:p text:style-name="P28">MBEGIN @foo2 </text:p>
      <text:p text:style-name="P28"><text:tab/>mov<text:span text:style-name="T9">l</text:span> %eax,<text:span text:style-name="T9">(%ebx)</text:span></text:p>
      <text:p text:style-name="P28"><text:tab/>add<text:span text:style-name="T9">l</text:span> %e<text:span text:style-name="T9">b</text:span>x,<text:span text:style-name="T9">(%ecx)</text:span></text:p>
      <text:p text:style-name="P28">MEND</text:p>
      <text:p text:style-name="P28"/>
      <text:p text:style-name="P29">global _start</text:p>
      <text:p text:style-name="P29"/>
      <text:p text:style-name="P29">_start:</text:p>
      <text:p text:style-name="P29">pushl %ebp</text:p>
      <text:p text:style-name="P29">movl %esp,%ebp</text:p>
      <text:p text:style-name="P29">movl 8(%ebp),%edx</text:p>
      <text:p text:style-name="P29"><text:soft-page-break/>movl 12(%ebp),%eax</text:p>
      <text:p text:style-name="P29">movl %edx,%eax</text:p>
      <text:p text:style-name="P29">@foo2</text:p>
      <text:p text:style-name="P29">movl %ebp,%esp</text:p>
      <text:p text:style-name="P30">popl %ebp</text:p>
      <text:p text:style-name="P29">ret</text:p>
      <text:p text:style-name="P16"/>
      <text:p text:style-name="P16">Expanded program:-</text:p>
      <text:p text:style-name="P16"/>
      <text:p text:style-name="P29">global _start</text:p>
      <text:p text:style-name="P29"/>
      <text:p text:style-name="P29">_start:</text:p>
      <text:p text:style-name="P29">pushl %ebp</text:p>
      <text:p text:style-name="P29">movl %esp,%ebp</text:p>
      <text:p text:style-name="P29">movl 8(%ebp),%edx</text:p>
      <text:p text:style-name="P29">movl 12(%ebp),%eax</text:p>
      <text:p text:style-name="P29">movl %edx,%eax</text:p>
      <text:p text:style-name="P28">mov<text:span text:style-name="T9">l</text:span> %eax,<text:span text:style-name="T9">(%ebx)</text:span></text:p>
      <text:p text:style-name="P28">add<text:span text:style-name="T9">l</text:span> %e<text:span text:style-name="T9">b</text:span>x,<text:span text:style-name="T9">(%ecx)</text:span></text:p>
      <text:p text:style-name="P29">ret</text:p>
      <text:p text:style-name="P29"/>
      <text:p text:style-name="P18">by:-<text:tab/><text:tab/><text:tab/><text:tab/><text:tab/></text:p>
      <text:p text:style-name="P18">Aashish Goel</text:p>
      <text:p text:style-name="P18">2016ucp14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2T18:43:38.617390009</meta:creation-date>
    <dc:date>2018-03-20T12:58:07.133656876</dc:date>
    <meta:editing-duration>PT57M46S</meta:editing-duration>
    <meta:editing-cycles>28</meta:editing-cycles>
    <meta:generator>LibreOffice/5.1.6.2$Linux_X86_64 LibreOffice_project/10m0$Build-2</meta:generator>
    <meta:document-statistic meta:table-count="0" meta:image-count="0" meta:object-count="0" meta:page-count="7" meta:paragraph-count="187" meta:word-count="667" meta:character-count="3998" meta:non-whitespace-character-count="3411"/>
  </office:meta>
</office:document-meta>
</file>